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>
        <table:table-row>
          <table:table-cell office:value-type="string">
            <text:p>__ROW_PATH__</text:p>
          </table:table-cell>
          <table:table-cell office:value-type="string">
            <text:p>array_360|fibers_any_thread</text:p>
          </table:table-cell>
          <table:table-cell office:value-type="string">
            <text:p>array_360|fibers_same_thread</text:p>
          </table:table-cell>
          <table:table-cell office:value-type="string">
            <text:p>array_360|normal</text:p>
          </table:table-cell>
          <table:table-cell office:value-type="string">
            <text:p>fib|fibers_any_thread</text:p>
          </table:table-cell>
          <table:table-cell office:value-type="string">
            <text:p>fib|fibers_same_thread</text:p>
          </table:table-cell>
          <table:table-cell office:value-type="string">
            <text:p>fib|normal</text:p>
          </table:table-cell>
        </table:table-row>
        <table:table-row>
          <table:table-cell/>
          <table:table-cell office:value-type="float" office:value="0.04020959000000001">
            <text:p>0.04020959000000001</text:p>
          </table:table-cell>
          <table:table-cell office:value-type="float" office:value="0.039628343">
            <text:p>0.039628343</text:p>
          </table:table-cell>
          <table:table-cell office:value-type="float" office:value="0.011649053">
            <text:p>0.011649053</text:p>
          </table:table-cell>
          <table:table-cell office:value-type="float" office:value="196.339948944">
            <text:p>196.339948944</text:p>
          </table:table-cell>
          <table:table-cell office:value-type="float" office:value="814.654671281">
            <text:p>814.654671281</text:p>
          </table:table-cell>
          <table:table-cell office:value-type="float" office:value="567.879594149">
            <text:p>567.879594149</text:p>
          </table:table-cell>
        </table:table-row>
        <table:table-row>
          <table:table-cell/>
          <table:table-cell office:value-type="float" office:value="0.04020959000000001">
            <text:p>0.04020959000000001</text:p>
          </table:table-cell>
          <table:table-cell office:value-type="float" office:value="0.039628343">
            <text:p>0.039628343</text:p>
          </table:table-cell>
          <table:table-cell office:value-type="float" office:value="0.011649053">
            <text:p>0.011649053</text:p>
          </table:table-cell>
          <table:table-cell office:value-type="float" office:value="196.339948944">
            <text:p>196.339948944</text:p>
          </table:table-cell>
          <table:table-cell office:value-type="float" office:value="814.654671281">
            <text:p>814.654671281</text:p>
          </table:table-cell>
          <table:table-cell office:value-type="float" office:value="567.879594149">
            <text:p>567.879594149</text:p>
          </table:table-cell>
        </table:table-row>
        <table:table-row>
          <table:table-cell/>
          <table:table-cell office:value-type="float" office:value="0.00074852">
            <text:p>0.00074852</text:p>
          </table:table-cell>
          <table:table-cell office:value-type="float" office:value="0.000389608">
            <text:p>0.000389608</text:p>
          </table:table-cell>
          <table:table-cell office:value-type="float" office:value="0.000346479">
            <text:p>0.000346479</text:p>
          </table:table-cell>
          <table:table-cell office:value-type="float" office:value="16.471370877">
            <text:p>16.471370877</text:p>
          </table:table-cell>
          <table:table-cell office:value-type="float" office:value="15.981541451">
            <text:p>15.981541451</text:p>
          </table:table-cell>
          <table:table-cell office:value-type="float" office:value="16.213155462">
            <text:p>16.213155462</text:p>
          </table:table-cell>
        </table:table-row>
        <table:table-row>
          <table:table-cell/>
          <table:table-cell office:value-type="float" office:value="0.000684748">
            <text:p>0.000684748</text:p>
          </table:table-cell>
          <table:table-cell office:value-type="float" office:value="0.000586279">
            <text:p>0.000586279</text:p>
          </table:table-cell>
          <table:table-cell office:value-type="float" office:value="0.000401127">
            <text:p>0.000401127</text:p>
          </table:table-cell>
          <table:table-cell office:value-type="float" office:value="15.136854987">
            <text:p>15.136854987</text:p>
          </table:table-cell>
          <table:table-cell office:value-type="float" office:value="16.507787105">
            <text:p>16.507787105</text:p>
          </table:table-cell>
          <table:table-cell office:value-type="float" office:value="17.431209439">
            <text:p>17.431209439</text:p>
          </table:table-cell>
        </table:table-row>
        <table:table-row>
          <table:table-cell/>
          <table:table-cell office:value-type="float" office:value="0.001140488">
            <text:p>0.001140488</text:p>
          </table:table-cell>
          <table:table-cell office:value-type="float" office:value="0.000971178">
            <text:p>0.000971178</text:p>
          </table:table-cell>
          <table:table-cell office:value-type="float" office:value="0.000667536">
            <text:p>0.000667536</text:p>
          </table:table-cell>
          <table:table-cell office:value-type="float" office:value="5.822392204">
            <text:p>5.822392204</text:p>
          </table:table-cell>
          <table:table-cell office:value-type="float" office:value="19.520974318">
            <text:p>19.520974318</text:p>
          </table:table-cell>
          <table:table-cell office:value-type="float" office:value="18.78714943">
            <text:p>18.78714943</text:p>
          </table:table-cell>
        </table:table-row>
        <table:table-row>
          <table:table-cell/>
          <table:table-cell office:value-type="float" office:value="0.000866571">
            <text:p>0.000866571</text:p>
          </table:table-cell>
          <table:table-cell office:value-type="float" office:value="0.000499301">
            <text:p>0.000499301</text:p>
          </table:table-cell>
          <table:table-cell office:value-type="float" office:value="0.000366055">
            <text:p>0.000366055</text:p>
          </table:table-cell>
          <table:table-cell office:value-type="float" office:value="13.405511873">
            <text:p>13.405511873</text:p>
          </table:table-cell>
          <table:table-cell office:value-type="float" office:value="17.495211582">
            <text:p>17.495211582</text:p>
          </table:table-cell>
          <table:table-cell office:value-type="float" office:value="16.644935526">
            <text:p>16.644935526</text:p>
          </table:table-cell>
        </table:table-row>
        <table:table-row>
          <table:table-cell/>
          <table:table-cell office:value-type="float" office:value="0.001304009">
            <text:p>0.001304009</text:p>
          </table:table-cell>
          <table:table-cell office:value-type="float" office:value="0.001543857">
            <text:p>0.001543857</text:p>
          </table:table-cell>
          <table:table-cell office:value-type="float" office:value="0.000392245">
            <text:p>0.000392245</text:p>
          </table:table-cell>
          <table:table-cell office:value-type="float" office:value="14.374685736">
            <text:p>14.374685736</text:p>
          </table:table-cell>
          <table:table-cell office:value-type="float" office:value="16.49861807">
            <text:p>16.49861807</text:p>
          </table:table-cell>
          <table:table-cell office:value-type="float" office:value="18.209239624">
            <text:p>18.209239624</text:p>
          </table:table-cell>
        </table:table-row>
        <table:table-row>
          <table:table-cell/>
          <table:table-cell office:value-type="float" office:value="0.000911662">
            <text:p>0.000911662</text:p>
          </table:table-cell>
          <table:table-cell office:value-type="float" office:value="0.000668241">
            <text:p>0.000668241</text:p>
          </table:table-cell>
          <table:table-cell office:value-type="float" office:value="0.0003615">
            <text:p>0.0003615</text:p>
          </table:table-cell>
          <table:table-cell office:value-type="float" office:value="10.528358582">
            <text:p>10.528358582</text:p>
          </table:table-cell>
          <table:table-cell office:value-type="float" office:value="19.143915501">
            <text:p>19.143915501</text:p>
          </table:table-cell>
          <table:table-cell office:value-type="float" office:value="22.864524304">
            <text:p>22.864524304</text:p>
          </table:table-cell>
        </table:table-row>
        <table:table-row>
          <table:table-cell/>
          <table:table-cell office:value-type="float" office:value="0.000996801">
            <text:p>0.000996801</text:p>
          </table:table-cell>
          <table:table-cell office:value-type="float" office:value="0.000734847">
            <text:p>0.000734847</text:p>
          </table:table-cell>
          <table:table-cell office:value-type="float" office:value="0.000362985">
            <text:p>0.000362985</text:p>
          </table:table-cell>
          <table:table-cell office:value-type="float" office:value="6.720094932">
            <text:p>6.720094932</text:p>
          </table:table-cell>
          <table:table-cell office:value-type="float" office:value="22.063527169">
            <text:p>22.063527169</text:p>
          </table:table-cell>
          <table:table-cell office:value-type="float" office:value="16.320782647">
            <text:p>16.320782647</text:p>
          </table:table-cell>
        </table:table-row>
        <table:table-row>
          <table:table-cell/>
          <table:table-cell office:value-type="float" office:value="0.001171825">
            <text:p>0.001171825</text:p>
          </table:table-cell>
          <table:table-cell office:value-type="float" office:value="0.000620233">
            <text:p>0.000620233</text:p>
          </table:table-cell>
          <table:table-cell office:value-type="float" office:value="0.000358087">
            <text:p>0.000358087</text:p>
          </table:table-cell>
          <table:table-cell office:value-type="float" office:value="14.266272462">
            <text:p>14.266272462</text:p>
          </table:table-cell>
          <table:table-cell office:value-type="float" office:value="17.115179457">
            <text:p>17.115179457</text:p>
          </table:table-cell>
          <table:table-cell office:value-type="float" office:value="17.526152891">
            <text:p>17.526152891</text:p>
          </table:table-cell>
        </table:table-row>
        <table:table-row>
          <table:table-cell/>
          <table:table-cell office:value-type="float" office:value="0.000967149">
            <text:p>0.000967149</text:p>
          </table:table-cell>
          <table:table-cell office:value-type="float" office:value="0.000888328">
            <text:p>0.000888328</text:p>
          </table:table-cell>
          <table:table-cell office:value-type="float" office:value="0.000423316">
            <text:p>0.000423316</text:p>
          </table:table-cell>
          <table:table-cell office:value-type="float" office:value="1.460085221">
            <text:p>1.460085221</text:p>
          </table:table-cell>
          <table:table-cell office:value-type="float" office:value="29.944643639">
            <text:p>29.944643639</text:p>
          </table:table-cell>
          <table:table-cell office:value-type="float" office:value="17.535947649">
            <text:p>17.535947649</text:p>
          </table:table-cell>
        </table:table-row>
        <table:table-row>
          <table:table-cell/>
          <table:table-cell office:value-type="float" office:value="0.001334863">
            <text:p>0.001334863</text:p>
          </table:table-cell>
          <table:table-cell office:value-type="float" office:value="0.000636398">
            <text:p>0.000636398</text:p>
          </table:table-cell>
          <table:table-cell office:value-type="float" office:value="0.000327356">
            <text:p>0.000327356</text:p>
          </table:table-cell>
          <table:table-cell office:value-type="float" office:value="14.761390302">
            <text:p>14.761390302</text:p>
          </table:table-cell>
          <table:table-cell office:value-type="float" office:value="15.988906368">
            <text:p>15.988906368</text:p>
          </table:table-cell>
          <table:table-cell office:value-type="float" office:value="17.057955706">
            <text:p>17.057955706</text:p>
          </table:table-cell>
        </table:table-row>
        <table:table-row>
          <table:table-cell/>
          <table:table-cell office:value-type="float" office:value="0.001206034">
            <text:p>0.001206034</text:p>
          </table:table-cell>
          <table:table-cell office:value-type="float" office:value="0.000896523">
            <text:p>0.000896523</text:p>
          </table:table-cell>
          <table:table-cell office:value-type="float" office:value="0.00034801">
            <text:p>0.00034801</text:p>
          </table:table-cell>
          <table:table-cell office:value-type="float" office:value="7.5681500029999995">
            <text:p>7.5681500029999995</text:p>
          </table:table-cell>
          <table:table-cell office:value-type="float" office:value="20.834230603">
            <text:p>20.834230603</text:p>
          </table:table-cell>
          <table:table-cell office:value-type="float" office:value="16.811602457">
            <text:p>16.811602457</text:p>
          </table:table-cell>
        </table:table-row>
        <table:table-row>
          <table:table-cell/>
          <table:table-cell office:value-type="float" office:value="0.000926231">
            <text:p>0.000926231</text:p>
          </table:table-cell>
          <table:table-cell office:value-type="float" office:value="0.001250752">
            <text:p>0.001250752</text:p>
          </table:table-cell>
          <table:table-cell office:value-type="float" office:value="0.000325143">
            <text:p>0.000325143</text:p>
          </table:table-cell>
          <table:table-cell office:value-type="float" office:value="1.781182002">
            <text:p>1.781182002</text:p>
          </table:table-cell>
          <table:table-cell office:value-type="float" office:value="27.326669335">
            <text:p>27.326669335</text:p>
          </table:table-cell>
          <table:table-cell office:value-type="float" office:value="17.222659459">
            <text:p>17.222659459</text:p>
          </table:table-cell>
        </table:table-row>
        <table:table-row>
          <table:table-cell/>
          <table:table-cell office:value-type="float" office:value="0.001155004">
            <text:p>0.001155004</text:p>
          </table:table-cell>
          <table:table-cell office:value-type="float" office:value="0.000867896">
            <text:p>0.000867896</text:p>
          </table:table-cell>
          <table:table-cell office:value-type="float" office:value="0.000335169">
            <text:p>0.000335169</text:p>
          </table:table-cell>
          <table:table-cell office:value-type="float" office:value="9.757557008">
            <text:p>9.757557008</text:p>
          </table:table-cell>
          <table:table-cell office:value-type="float" office:value="19.60966249">
            <text:p>19.60966249</text:p>
          </table:table-cell>
          <table:table-cell office:value-type="float" office:value="17.560287463">
            <text:p>17.560287463</text:p>
          </table:table-cell>
        </table:table-row>
        <table:table-row>
          <table:table-cell/>
          <table:table-cell office:value-type="float" office:value="0.000712505">
            <text:p>0.000712505</text:p>
          </table:table-cell>
          <table:table-cell office:value-type="float" office:value="0.0014781">
            <text:p>0.0014781</text:p>
          </table:table-cell>
          <table:table-cell office:value-type="float" office:value="0.000408946">
            <text:p>0.000408946</text:p>
          </table:table-cell>
          <table:table-cell office:value-type="float" office:value="0.85369491">
            <text:p>0.85369491</text:p>
          </table:table-cell>
          <table:table-cell office:value-type="float" office:value="33.706556043">
            <text:p>33.706556043</text:p>
          </table:table-cell>
          <table:table-cell office:value-type="float" office:value="17.132421241">
            <text:p>17.132421241</text:p>
          </table:table-cell>
        </table:table-row>
        <table:table-row>
          <table:table-cell/>
          <table:table-cell office:value-type="float" office:value="0.000897348">
            <text:p>0.000897348</text:p>
          </table:table-cell>
          <table:table-cell office:value-type="float" office:value="0.001327907">
            <text:p>0.001327907</text:p>
          </table:table-cell>
          <table:table-cell office:value-type="float" office:value="0.000344014">
            <text:p>0.000344014</text:p>
          </table:table-cell>
          <table:table-cell office:value-type="float" office:value="5.172231279">
            <text:p>5.172231279</text:p>
          </table:table-cell>
          <table:table-cell office:value-type="float" office:value="27.986682344">
            <text:p>27.986682344</text:p>
          </table:table-cell>
          <table:table-cell office:value-type="float" office:value="18.978813098">
            <text:p>18.978813098</text:p>
          </table:table-cell>
        </table:table-row>
        <table:table-row>
          <table:table-cell/>
          <table:table-cell office:value-type="float" office:value="0.001133394">
            <text:p>0.001133394</text:p>
          </table:table-cell>
          <table:table-cell office:value-type="float" office:value="0.000970083">
            <text:p>0.000970083</text:p>
          </table:table-cell>
          <table:table-cell office:value-type="float" office:value="0.000336506">
            <text:p>0.000336506</text:p>
          </table:table-cell>
          <table:table-cell office:value-type="float" office:value="15.335603057">
            <text:p>15.335603057</text:p>
          </table:table-cell>
          <table:table-cell office:value-type="float" office:value="17.268435192">
            <text:p>17.268435192</text:p>
          </table:table-cell>
          <table:table-cell office:value-type="float" office:value="17.143182007">
            <text:p>17.143182007</text:p>
          </table:table-cell>
        </table:table-row>
        <table:table-row>
          <table:table-cell/>
          <table:table-cell office:value-type="float" office:value="0.000884136">
            <text:p>0.000884136</text:p>
          </table:table-cell>
          <table:table-cell office:value-type="float" office:value="0.001242227">
            <text:p>0.001242227</text:p>
          </table:table-cell>
          <table:table-cell office:value-type="float" office:value="0.000339232">
            <text:p>0.000339232</text:p>
          </table:table-cell>
          <table:table-cell office:value-type="float" office:value="0.386337412">
            <text:p>0.386337412</text:p>
          </table:table-cell>
          <table:table-cell office:value-type="float" office:value="30.589859612">
            <text:p>30.589859612</text:p>
          </table:table-cell>
          <table:table-cell office:value-type="float" office:value="16.934876962">
            <text:p>16.934876962</text:p>
          </table:table-cell>
        </table:table-row>
        <table:table-row>
          <table:table-cell/>
          <table:table-cell office:value-type="float" office:value="0.001315199">
            <text:p>0.001315199</text:p>
          </table:table-cell>
          <table:table-cell office:value-type="float" office:value="0.000929976">
            <text:p>0.000929976</text:p>
          </table:table-cell>
          <table:table-cell office:value-type="float" office:value="0.000333398">
            <text:p>0.000333398</text:p>
          </table:table-cell>
          <table:table-cell office:value-type="float" office:value="1.9013213329999998">
            <text:p>1.9013213329999998</text:p>
          </table:table-cell>
          <table:table-cell office:value-type="float" office:value="27.354383771">
            <text:p>27.354383771</text:p>
          </table:table-cell>
          <table:table-cell office:value-type="float" office:value="17.114415732">
            <text:p>17.114415732</text:p>
          </table:table-cell>
        </table:table-row>
        <table:table-row>
          <table:table-cell/>
          <table:table-cell office:value-type="float" office:value="0.001488881">
            <text:p>0.001488881</text:p>
          </table:table-cell>
          <table:table-cell office:value-type="float" office:value="0.001154122">
            <text:p>0.001154122</text:p>
          </table:table-cell>
          <table:table-cell office:value-type="float" office:value="0.000311881">
            <text:p>0.000311881</text:p>
          </table:table-cell>
          <table:table-cell office:value-type="float" office:value="6.479552513">
            <text:p>6.479552513</text:p>
          </table:table-cell>
          <table:table-cell office:value-type="float" office:value="22.706337956">
            <text:p>22.706337956</text:p>
          </table:table-cell>
          <table:table-cell office:value-type="float" office:value="16.665557049">
            <text:p>16.665557049</text:p>
          </table:table-cell>
        </table:table-row>
        <table:table-row>
          <table:table-cell/>
          <table:table-cell office:value-type="float" office:value="0.001456231">
            <text:p>0.001456231</text:p>
          </table:table-cell>
          <table:table-cell office:value-type="float" office:value="0.001056256">
            <text:p>0.001056256</text:p>
          </table:table-cell>
          <table:table-cell office:value-type="float" office:value="0.000324697">
            <text:p>0.000324697</text:p>
          </table:table-cell>
          <table:table-cell office:value-type="float" office:value="14.437749633">
            <text:p>14.437749633</text:p>
          </table:table-cell>
          <table:table-cell office:value-type="float" office:value="16.72862046">
            <text:p>16.72862046</text:p>
          </table:table-cell>
          <table:table-cell office:value-type="float" office:value="16.771388186">
            <text:p>16.771388186</text:p>
          </table:table-cell>
        </table:table-row>
        <table:table-row>
          <table:table-cell/>
          <table:table-cell office:value-type="float" office:value="0.002178935">
            <text:p>0.002178935</text:p>
          </table:table-cell>
          <table:table-cell office:value-type="float" office:value="0.001100703">
            <text:p>0.001100703</text:p>
          </table:table-cell>
          <table:table-cell office:value-type="float" office:value="0.000353095">
            <text:p>0.000353095</text:p>
          </table:table-cell>
          <table:table-cell office:value-type="float" office:value="0.052055143">
            <text:p>0.052055143</text:p>
          </table:table-cell>
          <table:table-cell office:value-type="float" office:value="31.403412547">
            <text:p>31.403412547</text:p>
          </table:table-cell>
          <table:table-cell office:value-type="float" office:value="17.128055606">
            <text:p>17.128055606</text:p>
          </table:table-cell>
        </table:table-row>
        <table:table-row>
          <table:table-cell/>
          <table:table-cell office:value-type="float" office:value="0.000824231">
            <text:p>0.000824231</text:p>
          </table:table-cell>
          <table:table-cell office:value-type="float" office:value="0.004448518">
            <text:p>0.004448518</text:p>
          </table:table-cell>
          <table:table-cell office:value-type="float" office:value="0.000327469">
            <text:p>0.000327469</text:p>
          </table:table-cell>
          <table:table-cell office:value-type="float" office:value="0.161750477">
            <text:p>0.161750477</text:p>
          </table:table-cell>
          <table:table-cell office:value-type="float" office:value="31.210597692">
            <text:p>31.210597692</text:p>
          </table:table-cell>
          <table:table-cell office:value-type="float" office:value="17.159700478">
            <text:p>17.159700478</text:p>
          </table:table-cell>
        </table:table-row>
        <table:table-row>
          <table:table-cell/>
          <table:table-cell office:value-type="float" office:value="0.0007549">
            <text:p>0.0007549</text:p>
          </table:table-cell>
          <table:table-cell office:value-type="float" office:value="0.001824581">
            <text:p>0.001824581</text:p>
          </table:table-cell>
          <table:table-cell office:value-type="float" office:value="0.000408878">
            <text:p>0.000408878</text:p>
          </table:table-cell>
          <table:table-cell office:value-type="float" office:value="0.631544224">
            <text:p>0.631544224</text:p>
          </table:table-cell>
          <table:table-cell office:value-type="float" office:value="31.936672968">
            <text:p>31.936672968</text:p>
          </table:table-cell>
          <table:table-cell office:value-type="float" office:value="17.460832658">
            <text:p>17.460832658</text:p>
          </table:table-cell>
        </table:table-row>
        <table:table-row>
          <table:table-cell/>
          <table:table-cell office:value-type="float" office:value="0.001506353">
            <text:p>0.001506353</text:p>
          </table:table-cell>
          <table:table-cell office:value-type="float" office:value="0.000992487">
            <text:p>0.000992487</text:p>
          </table:table-cell>
          <table:table-cell office:value-type="float" office:value="0.000337115">
            <text:p>0.000337115</text:p>
          </table:table-cell>
          <table:table-cell office:value-type="float" office:value="2.100115294">
            <text:p>2.100115294</text:p>
          </table:table-cell>
          <table:table-cell office:value-type="float" office:value="31.347897011">
            <text:p>31.347897011</text:p>
          </table:table-cell>
          <table:table-cell office:value-type="float" office:value="17.831732289">
            <text:p>17.831732289</text:p>
          </table:table-cell>
        </table:table-row>
        <table:table-row>
          <table:table-cell/>
          <table:table-cell office:value-type="float" office:value="0.003518641">
            <text:p>0.003518641</text:p>
          </table:table-cell>
          <table:table-cell office:value-type="float" office:value="0.001220558">
            <text:p>0.001220558</text:p>
          </table:table-cell>
          <table:table-cell office:value-type="float" office:value="0.000397999">
            <text:p>0.000397999</text:p>
          </table:table-cell>
          <table:table-cell office:value-type="float" office:value="5.24901144">
            <text:p>5.24901144</text:p>
          </table:table-cell>
          <table:table-cell office:value-type="float" office:value="26.26069903">
            <text:p>26.26069903</text:p>
          </table:table-cell>
          <table:table-cell office:value-type="float" office:value="17.757346176">
            <text:p>17.757346176</text:p>
          </table:table-cell>
        </table:table-row>
        <table:table-row>
          <table:table-cell/>
          <table:table-cell office:value-type="float" office:value="0.001170842">
            <text:p>0.001170842</text:p>
          </table:table-cell>
          <table:table-cell office:value-type="float" office:value="0.001764779">
            <text:p>0.001764779</text:p>
          </table:table-cell>
          <table:table-cell office:value-type="float" office:value="0.000373454">
            <text:p>0.000373454</text:p>
          </table:table-cell>
          <table:table-cell office:value-type="float" office:value="11.388216347">
            <text:p>11.388216347</text:p>
          </table:table-cell>
          <table:table-cell office:value-type="float" office:value="21.646839092">
            <text:p>21.646839092</text:p>
          </table:table-cell>
          <table:table-cell office:value-type="float" office:value="18.165872452">
            <text:p>18.165872452</text:p>
          </table:table-cell>
        </table:table-row>
        <table:table-row>
          <table:table-cell/>
          <table:table-cell office:value-type="float" office:value="0.001657571">
            <text:p>0.001657571</text:p>
          </table:table-cell>
          <table:table-cell office:value-type="float" office:value="0.001012364">
            <text:p>0.001012364</text:p>
          </table:table-cell>
          <table:table-cell office:value-type="float" office:value="0.000339871">
            <text:p>0.000339871</text:p>
          </table:table-cell>
          <table:table-cell office:value-type="float" office:value="0.000394222">
            <text:p>0.000394222</text:p>
          </table:table-cell>
          <table:table-cell office:value-type="float" office:value="32.553666211">
            <text:p>32.553666211</text:p>
          </table:table-cell>
          <table:table-cell office:value-type="float" office:value="17.942542814">
            <text:p>17.942542814</text:p>
          </table:table-cell>
        </table:table-row>
        <table:table-row>
          <table:table-cell/>
          <table:table-cell office:value-type="float" office:value="0.001658126">
            <text:p>0.001658126</text:p>
          </table:table-cell>
          <table:table-cell office:value-type="float" office:value="0.00108213">
            <text:p>0.00108213</text:p>
          </table:table-cell>
          <table:table-cell office:value-type="float" office:value="0.000336954">
            <text:p>0.000336954</text:p>
          </table:table-cell>
          <table:table-cell office:value-type="float" office:value="0.001266909">
            <text:p>0.001266909</text:p>
          </table:table-cell>
          <table:table-cell office:value-type="float" office:value="34.071292344">
            <text:p>34.071292344</text:p>
          </table:table-cell>
          <table:table-cell office:value-type="float" office:value="18.534204983">
            <text:p>18.534204983</text:p>
          </table:table-cell>
        </table:table-row>
        <table:table-row>
          <table:table-cell/>
          <table:table-cell office:value-type="float" office:value="0.001083296">
            <text:p>0.001083296</text:p>
          </table:table-cell>
          <table:table-cell office:value-type="float" office:value="0.001716057">
            <text:p>0.001716057</text:p>
          </table:table-cell>
          <table:table-cell office:value-type="float" office:value="0.000342652">
            <text:p>0.000342652</text:p>
          </table:table-cell>
          <table:table-cell office:value-type="float" office:value="0.001613204">
            <text:p>0.001613204</text:p>
          </table:table-cell>
          <table:table-cell office:value-type="float" office:value="34.771610176">
            <text:p>34.771610176</text:p>
          </table:table-cell>
          <table:table-cell office:value-type="float" office:value="18.737769962">
            <text:p>18.737769962</text:p>
          </table:table-cell>
        </table:table-row>
        <table:table-row>
          <table:table-cell/>
          <table:table-cell office:value-type="float" office:value="0.001674088">
            <text:p>0.001674088</text:p>
          </table:table-cell>
          <table:table-cell office:value-type="float" office:value="0.003649145">
            <text:p>0.003649145</text:p>
          </table:table-cell>
          <table:table-cell office:value-type="float" office:value="0.00034423">
            <text:p>0.00034423</text:p>
          </table:table-cell>
          <table:table-cell office:value-type="float" office:value="0.00628232">
            <text:p>0.00628232</text:p>
          </table:table-cell>
          <table:table-cell office:value-type="float" office:value="35.500094897">
            <text:p>35.500094897</text:p>
          </table:table-cell>
          <table:table-cell office:value-type="float" office:value="18.77794487">
            <text:p>18.77794487</text:p>
          </table:table-cell>
        </table:table-row>
        <table:table-row>
          <table:table-cell/>
          <table:table-cell office:value-type="float" office:value="0.001569502">
            <text:p>0.001569502</text:p>
          </table:table-cell>
          <table:table-cell office:value-type="float" office:value="0.001155848">
            <text:p>0.001155848</text:p>
          </table:table-cell>
          <table:table-cell office:value-type="float" office:value="0.000332812">
            <text:p>0.000332812</text:p>
          </table:table-cell>
          <table:table-cell office:value-type="float" office:value="0.04031031">
            <text:p>0.04031031</text:p>
          </table:table-cell>
          <table:table-cell office:value-type="float" office:value="35.083016402">
            <text:p>35.083016402</text:p>
          </table:table-cell>
          <table:table-cell office:value-type="float" office:value="18.450759813">
            <text:p>18.450759813</text:p>
          </table:table-cell>
        </table:table-row>
        <table:table-row>
          <table:table-cell/>
          <table:table-cell office:value-type="float" office:value="0.001311506">
            <text:p>0.001311506</text:p>
          </table:table-cell>
          <table:table-cell office:value-type="float" office:value="0.000949061">
            <text:p>0.000949061</text:p>
          </table:table-cell>
          <table:table-cell office:value-type="float" office:value="0.000340842">
            <text:p>0.000340842</text:p>
          </table:table-cell>
          <table:table-cell office:value-type="float" office:value="0.086992728">
            <text:p>0.086992728</text:p>
          </table:table-cell>
          <table:table-cell office:value-type="float" office:value="34.497130445">
            <text:p>34.497130445</text:p>
          </table:table-cell>
          <table:table-cell office:value-type="float" office:value="19.006575716">
            <text:p>19.0065757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5.1</meta:generator>
  </office:meta>
</office:document-meta>
</file>